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618in"/>
    </style:style>
    <style:style style:name="co2" style:family="table-column">
      <style:table-column-properties fo:break-before="auto" style:column-width="1.1937in"/>
    </style:style>
    <style:style style:name="co3" style:family="table-column">
      <style:table-column-properties fo:break-before="auto" style:column-width="0.7937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1.3689in"/>
    </style:style>
    <style:style style:name="co6" style:family="table-column">
      <style:table-column-properties fo:break-before="auto" style:column-width="1.9654in"/>
    </style:style>
    <style:style style:name="co7" style:family="table-column">
      <style:table-column-properties fo:break-before="auto" style:column-width="1.0953in"/>
    </style:style>
    <style:style style:name="co8" style:family="table-column">
      <style:table-column-properties fo:break-before="auto" style:column-width="1.1161in"/>
    </style:style>
    <style:style style:name="co9" style:family="table-column">
      <style:table-column-properties fo:break-before="auto" style:column-width="1.7898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Größe des FPGA</text:p>
          </table:table-cell>
          <table:table-cell office:value-type="string" calcext:value-type="string">
            <text:p>Formfaktor</text:p>
          </table:table-cell>
          <table:table-cell office:value-type="string" calcext:value-type="string">
            <text:p>Perihperie</text:p>
          </table:table-cell>
          <table:table-cell office:value-type="string" calcext:value-type="string">
            <text:p>Anschaffungskosten</text:p>
          </table:table-cell>
          <table:table-cell office:value-type="string" calcext:value-type="string">
            <text:p>Freie Software vom Hersteller</text:p>
          </table:table-cell>
          <table:table-cell office:value-type="string" calcext:value-type="string">
            <text:p>Festplattenplatz</text:p>
          </table:table-cell>
          <table:table-cell office:value-type="string" calcext:value-type="string">
            <text:p>Synthese-Dauer</text:p>
          </table:table-cell>
          <table:table-cell office:value-type="string" calcext:value-type="string">
            <text:p>Synthese-Fehlererkennung</text:p>
          </table:table-cell>
          <table:table-cell office:value-type="string" calcext:value-type="string">
            <text:p>Editorqualität</text:p>
          </table:table-cell>
        </table:table-row>
        <table:table-row table:style-name="ro1">
          <table:table-cell office:value-type="string" calcext:value-type="string">
            <text:p>iCEsti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angNano 9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RTY S7 T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ak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iCEstick</text:p>
          </table:table-cell>
          <table:table-cell table:formula="of:= [.B2]*[.B6] + [.C2]*[.C6] +[.D2]*[.D6] +[.E2]*[.E6] +[.F2]*[.F6] +[.G2]*[.G6] +[.H2]*[.H6] +[.I2]*[.I6] +[.J2]*[.J6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ngNano 9k</text:p>
          </table:table-cell>
          <table:table-cell table:formula="of:= [.B3]*[.B6] + [.C3]*[.C6] +[.D3]*[.D6] +[.E3]*[.E6] +[.F3]*[.F6] +[.G3]*[.G6] +[.H3]*[.H6] +[.I3]*[.I6] +[.J3]*[.J6]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Y S7 T25</text:p>
          </table:table-cell>
          <table:table-cell table:formula="of:= [.B4]*[.B6] + [.C4]*[.C6] +[.D4]*[.D6] +[.E4]*[.E6] +[.F4]*[.F6] +[.G4]*[.G6] +[.H4]*[.H6] +[.I4]*[.I6] +[.J4]*[.J6]" office:value-type="float" office:value="82" calcext:value-type="float">
            <text:p>8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2T11:21:13.151020900</meta:creation-date>
    <dc:date>2025-06-22T15:47:41.320172900</dc:date>
    <meta:editing-duration>PT4H15M52S</meta:editing-duration>
    <meta:editing-cycles>2</meta:editing-cycles>
    <meta:generator>LibreOffice/25.2.4.3$Windows_X86_64 LibreOffice_project/33e196637044ead23f5c3226cde09b47731f7e27</meta:generator>
    <meta:document-statistic meta:table-count="1" meta:cell-count="55" meta:object-count="0"/>
  </office:meta>
</office:document-meta>
</file>